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4870" officeooo:paragraph-rsid="000e48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utserHQ MiniREST spec – new API proposa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3:04:21.408511612</meta:creation-date>
    <dc:date>2015-05-04T13:05:16.694160644</dc:date>
    <meta:editing-duration>PT57S</meta:editing-duration>
    <meta:editing-cycles>1</meta:editing-cycles>
    <meta:document-statistic meta:table-count="0" meta:image-count="0" meta:object-count="0" meta:page-count="1" meta:paragraph-count="1" meta:word-count="6" meta:character-count="42" meta:non-whitespace-character-count="36"/>
    <meta:generator>LibreOffice/4.3.7.2$Linux_X86_64 LibreOffice_project/430m0$Build-2</meta:generator>
  </office:meta>
</office:document-meta>
</file>